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HintsWriter.write( BasicJsonWriter writer , Proxy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HintsWriter.toAttributes( JdkProxyHin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HintsWriter.handleCondition( Map &lt; String , Object &gt; attributes , JdkProxyHint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